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co15" style:family="table-column">
      <style:table-column-properties fo:break-before="auto" style:column-width="2.926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048cm"/>
    </style:style>
    <style:style style:name="co14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.725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401cm"/>
    </style:style>
    <style:style style:name="co24" style:family="table-column">
      <style:table-column-properties fo:break-before="auto" style:column-width="2.99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3.281cm"/>
    </style:style>
    <style:style style:name="co27" style:family="table-column">
      <style:table-column-properties fo:break-before="auto" style:column-width="2.805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3.44cm"/>
    </style:style>
    <style:style style:name="co36" style:family="table-column">
      <style:table-column-properties fo:break-before="auto" style:column-width="2.903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ro8" style:family="table-row">
      <style:table-row-properties style:row-height="0.42cm" fo:break-before="auto" style:use-optimal-row-height="false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ta14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6" style:family="table" style:master-page-name="PageStyle_5f_Andrew_27_s_20_Team">
      <style:table-properties table:display="true" style:writing-mode="lr-tb"/>
    </style:style>
    <style:style style:name="ta7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3" table:default-cell-style-name="Default"/>
        <table:table-column table:style-name="co2" table:default-cell-style-name="ce1"/>
        <table:table-column table:style-name="co15" table:default-cell-style-name="ce1"/>
        <table:table-column table:style-name="co14" table:default-cell-style-name="ce26"/>
        <table:table-column table:style-name="co16" table:default-cell-style-name="ce26"/>
        <table:table-column table:style-name="co17" table:default-cell-style-name="Default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5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70220000">
            <text:p>70,22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193000">
            <text:p>113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0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37">
            <text:p>1637</text:p>
          </table:table-cell>
          <table:table-cell office:value-type="string">
            <text:p>G</text:p>
          </table:table-cell>
          <table:table-cell office:value-type="string">
            <text:p>A Nilsson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8589000">
            <text:p>68,589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G</text:p>
          </table:table-cell>
          <table:table-cell office:value-type="string">
            <text:p>A Nilsson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5532000">
            <text:p>115,53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6" table:print="false">
        <office:forms form:automatic-focus="false" form:apply-design-mode="false"/>
        <table:table-column table:style-name="co22" table:number-columns-repeated="2" table:default-cell-style-name="ce1"/>
        <table:table-column table:style-name="co24" table:default-cell-style-name="ce1"/>
        <table:table-column table:style-name="co25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6" table:default-cell-style-name="ce1"/>
        <table:table-column table:style-name="co24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6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6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Default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table:style-name="Default"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016">
            <text:p>1016</text:p>
          </table:table-cell>
          <table:table-cell table:style-name="ce27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27" office:value-type="float" office:value="2152">
            <text:p>2152</text:p>
          </table:table-cell>
          <table:table-cell table:style-name="ce27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1911000">
            <text:p>61,91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style-name="Default"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7" office:value-type="float" office:value="2152">
            <text:p>2152</text:p>
          </table:table-cell>
          <table:table-cell table:style-name="ce27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4282000">
            <text:p>104,282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4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7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4" table:default-cell-style-name="ce1"/>
        <table:table-column table:style-name="co28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7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7"/>
          <table:table-cell office:value-type="string">
            <text:p>Salary:</text:p>
          </table:table-cell>
          <table:table-cell table:formula="of:=SUM([.I1:.I15])" office:value-type="float" office:value="63148000">
            <text:p>63,148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7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7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7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36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6207000">
            <text:p>56,207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4184000">
            <text:p>94,184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7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6229333">
            <text:p>66,229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3675333">
            <text:p>103,675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9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table:style-name="ce26" office:value-type="float" office:value="5000000">
            <text:p>5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7683000">
            <text:p>57,68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8122000">
            <text:p>88,12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5365000">
            <text:p>75,36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2015-12-22</text:date>, <text:time>20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2-22T20:58:22</dc:date>
    <dc:creator>Ben Miller</dc:creator>
    <meta:editing-duration>P123DT3H23M7S</meta:editing-duration>
    <meta:editing-cycles>310</meta:editing-cycles>
    <meta:document-statistic meta:table-count="11" meta:cell-count="2513" meta:object-count="0"/>
    <meta:user-defined meta:name=""/>
  </office:meta>
</office:document-meta>
</file>